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71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{</text:p>
            <text:p> "UniqueId":"123456",</text:p>
            <text:p>  "CustomerId":"4563aBaCks",</text:p>
            <text:p>  "ClientDetails":{</text:p>
            <text:p>      "Name":"Rajesh",</text:p>
            <text:p>      "Address":"Mohali-Punjab"</text:p>
            <text:p>  }</text:p>
            <text:p>}</text:p>
          </table:table-cell>
          <table:table-cell table:style-name="ce1" office:value-type="string" calcext:value-type="string">
            <text:p>{"UniqueId":"4206932722","MobileNo":"","IsTxnExternal":"1","ClientId":"186","ClientFieldDetails":{"UniqueID":"4206932722","Field1":null,"Field2":null,"Field3":null},"IsWhiteLabel":0,"Category":null,"AgentClientId":null,"BankName":null,"Product":null,"RFU1":null}</text:p>
          </table:table-cell>
          <table:table-cell/>
        </table:table-row>
        <table:table-row table:style-name="ro2">
          <table:table-cell office:value-type="string" calcext:value-type="string">
            <text:p>{</text:p>
            <text:p>  "documentId": "d3f4a7b8-12cd-4efa-9b36-8245e7a1c2b1",</text:p>
            <text:p>  "version": 42,</text:p>
            <text:p>  "content": {</text:p>
            <text:p>    "title": "Updated Project Spec",</text:p>
            <text:p>    "description": "Revised technical requirements with cloud optimization"</text:p>
            <text:p>  },</text:p>
            <text:p>  "updateTimestamp": "2025-04-22T00:46:56Z",</text:p>
            <text:p>  "modifiedBy": "user@domain.com",</text:p>
            <text:p>  "operationType": "partialUpdate",</text:p>
            <text:p>  "tags": ["urgent", "cloud-migration"]</text:p>
            <text:p>}</text:p>
          </table:table-cell>
          <table:table-cell office:value-type="string" calcext:value-type="string">
            <text:p>{"IsUpgrade":"A","CUSTINTEREST":"Saving Account","SubProduct":"Saving Account","productCode":"1122","Pincode":"841244","complaintMode":"2","AadharName":"","AdhaarNo":"","AddressProofType":"","AddressProofNo":"","IDProofType":"","IDProofNo":"","FIRSTNM":"Triloki","LASTNM":"Yadav","ACCOUNTNUMBER":"99158109148","MobileNumber":"9131373030","CustomerNUMBER":"160540904","EMAILID":"<text:a xlink:href="mailto:shailendra105361@gmail.com" xlink:type="simple">shailendra105361@gmail.com</text:a>","GrievanceTypeID":"22","SubGrievanceTypeID":"1","X-Correlation-Id":"160540904_240730100413664"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{"mobileno":"9561833413","searchflag":"P"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{“UniqueId”:”1293012”,”CustomerId”:”782378”,”uniqueid”:”7843289”,”customerid”:”784298”}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span text:style-name="T1">{“UniqueId”:”1293012”,</text:span></text:p>
            <text:p>  "tags": ["active", "verified"],</text:p>
            <text:p>  "amounts": [100, 200, 300],</text:p>
            <text:p>  "records": [{"id": 1}, {"id": 2}],</text:p>
            <text:p>  "emptyArr": []</text:p>
            <text:p>}</text:p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6:07:51.587908597</meta:creation-date>
    <dc:date>2025-04-25T11:00:30.413856893</dc:date>
    <meta:editing-duration>P2DT9H48S</meta:editing-duration>
    <meta:editing-cycles>9</meta:editing-cycles>
    <meta:generator>LibreOffice/7.3.7.2$Linux_X86_64 LibreOffice_project/30$Build-2</meta:generator>
    <meta:document-statistic meta:table-count="1" meta:cell-count="7" meta:object-count="0"/>
  </office:meta>
</office:document-meta>
</file>